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23E1C219F4727EAFA0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2.037cm" fo:min-width="5.47cm" fo:wrap-option="no-wrap"/>
    </style:style>
    <style:style style:name="gr3" style:family="graphic" style:parent-style-name="standard">
      <style:graphic-properties draw:fill-color="#ffcc00" draw:textarea-horizontal-align="justify" draw:textarea-vertical-align="middle" draw:auto-grow-height="false" fo:min-height="2.545cm" fo:min-width="5.47cm" fo:wrap-option="no-wrap"/>
    </style:style>
    <style:style style:name="gr4" style:family="graphic" style:parent-style-name="objectwithoutfill">
      <style:graphic-properties svg:stroke-width="0.106cm" svg:stroke-color="#ffcc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P1" style:family="paragraph">
      <style:paragraph-properties fo:text-align="center"/>
    </style:style>
    <style:style style:name="P2" style:family="paragraph">
      <loext:graphic-properties draw:fill-color="#ffcc00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1.802cm" svg:height="15.186cm" svg:x="1.651cm" svg:y="1.451cm">
          <draw:image xlink:href="Pictures/10000000000004B20000023E1C219F4727EAFA04.png" xlink:type="simple" xlink:show="embed" xlink:actuate="onLoad">
            <text:p/>
          </draw:image>
        </draw:frame>
        <draw:custom-shape draw:style-name="gr2" draw:text-style-name="P2" draw:layer="layout" svg:width="5.969cm" svg:height="2.286cm" svg:x="13.842cm" svg:y="11.997cm">
          <text:p text:style-name="P1">Create New</text:p>
          <text:p text:style-name="P1">Funding Record</text:p>
          <draw:enhanced-geometry svg:viewBox="0 0 21600 21600" draw:glue-points="10800 0 0 10800 10800 21600 21600 10800 ?f40 ?f41" draw:text-areas="0 0 21600 21600" draw:type="rectangular-callout" draw:modifiers="15311.7587939698 -24499.51902055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5.969cm" svg:height="2.794cm" svg:x="13.827cm" svg:y="11.999cm">
          <text:p text:style-name="P1">Create New</text:p>
          <text:p text:style-name="P1">Keyword</text:p>
          <text:p text:style-name="P1">Thesaurus</text:p>
          <draw:enhanced-geometry svg:viewBox="0 0 21600 21600" draw:glue-points="10800 0 0 10800 10800 21600 21600 10800 ?f40 ?f41" draw:text-areas="0 0 21600 21600" draw:type="rectangular-callout" draw:modifiers="53862.5125628141 8616.815742397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" draw:text-style-name="P3" draw:layer="layout" svg:x1="17.398cm" svg:y1="11.997cm" svg:x2="18.795cm" svg:y2="11.99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9-03-06T13:32:48.721360349</dc:date>
    <meta:editing-duration>P1DT3H27M45S</meta:editing-duration>
    <meta:editing-cycles>49</meta:editing-cycles>
    <meta:generator>LibreOffice/6.0.7.3$Linux_X86_64 LibreOffice_project/00m0$Build-3</meta:generator>
    <meta:document-statistic meta:object-count="4"/>
  </office:meta>
</office:document-meta>
</file>